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2" svg:font-family="Tahoma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5.667cm" style:rel-column-width="2184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style:font-name="Tahoma" fo:font-size="12pt" fo:language="nb" fo:country="NO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Tahoma" fo:font-size="12pt" fo:language="nb" fo:country="NO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ahoma" fo:font-size="20pt" fo:language="nb" fo:country="NO" style:font-size-asian="20pt" style:font-size-complex="20pt"/>
    </style:style>
    <style:style style:name="P4" style:family="paragraph" style:parent-style-name="Table_20_Contents">
      <style:text-properties style:font-name="Tahoma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talrefleksjon i glass</text:p>
      <text:p text:style-name="P1">Navn:</text:p>
      <text:p text:style-name="P2">Torstein S. Ølberg</text:p>
      <text:p text:style-name="P1">Dato:</text:p>
      <text:p text:style-name="P2">1/2-2013</text:p>
      <text:p text:style-name="P1">Tegning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nsikt:</text:p>
      <text:p text:style-name="P2">Finne ut om lyset reflekteres i glass hvis det har en vinkel på under 50 grader</text:p>
      <text:p text:style-name="P1">Utstyr: </text:p>
      <text:p text:style-name="P2">spaltelampe, halvsirkelformet glassprisme, papir, blyant og linjal.</text:p>
      <text:p text:style-name="P1">Hypotese:</text:p>
      <text:p text:style-name="P2">Jeg tror at lyset vil reflekteres ved cirka 50 grader og under.</text:p>
      <text:p text:style-name="P1">Fremgangsmåte:</text:p>
      <text:p text:style-name="P2">Jeg plasserte prismet på arket og tegnet omrisset av den. Så lyste jeg inn med en innfallsvinkel på 60, 50, 40 og 30 grader. </text:p>
      <text:p text:style-name="P1">Resultat:</text:p>
      <table:table table:name="Tabell1" table:style-name="Tabell1">
        <table:table-column table:style-name="Tabell1.A" table:number-columns-repeated="3"/>
        <table:table-row>
          <table:table-cell table:style-name="Tabell1.A1" office:value-type="string">
            <text:p text:style-name="P4">Innfallsvinkelen</text:p>
          </table:table-cell>
          <table:table-cell table:style-name="Tabell1.A1" office:value-type="string">
            <text:p text:style-name="P4">Brytningsvinkelen</text:p>
          </table:table-cell>
          <table:table-cell table:style-name="Tabell1.C1" office:value-type="string">
            <text:p text:style-name="P4">Refleksjonsvinkelen</text:p>
          </table:table-cell>
        </table:table-row>
        <table:table-row>
          <table:table-cell table:style-name="Tabell1.A2" office:value-type="string">
            <text:p text:style-name="P4">60 grader</text:p>
          </table:table-cell>
          <table:table-cell table:style-name="Tabell1.A2" office:value-type="string">
            <text:p text:style-name="P4">50 grader</text:p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string">
            <text:p text:style-name="P4">50 grader</text:p>
          </table:table-cell>
          <table:table-cell table:style-name="Tabell1.A2" office:value-type="string">
            <text:p text:style-name="P4">40 grader</text:p>
          </table:table-cell>
          <table:table-cell table:style-name="Tabell1.C2" office:value-type="string">
            <text:p text:style-name="P4">50 grader</text:p>
          </table:table-cell>
        </table:table-row>
        <table:table-row>
          <table:table-cell table:style-name="Tabell1.A2" office:value-type="string">
            <text:p text:style-name="P4">40 grader</text:p>
          </table:table-cell>
          <table:table-cell table:style-name="Tabell1.A2" office:value-type="string">
            <text:p text:style-name="P4">ingen</text:p>
          </table:table-cell>
          <table:table-cell table:style-name="Tabell1.C2" office:value-type="string">
            <text:p text:style-name="P4">40 grader</text:p>
          </table:table-cell>
        </table:table-row>
        <table:table-row>
          <table:table-cell table:style-name="Tabell1.A2" office:value-type="string">
            <text:p text:style-name="P4">30 grader</text:p>
          </table:table-cell>
          <table:table-cell table:style-name="Tabell1.A2" office:value-type="string">
            <text:p text:style-name="P4">ingen</text:p>
          </table:table-cell>
          <table:table-cell table:style-name="Tabell1.C2" office:value-type="string">
            <text:p text:style-name="P4">30 grader</text:p>
          </table:table-cell>
        </table:table-row>
      </table:table>
      <text:p text:style-name="P2"/>
      <text:p text:style-name="P1">Konklusjon:</text:p>
      <text:p text:style-name="P2">Jeg konkluderer med at totalrefleksjon fungerer, men at det er usikkert om det er nøyaktig ved 50 graders merket at grensa lig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ahoma2" svg:font-family="Tahoma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nb" fo:country="NO" style:letter-kerning="true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9T08:12:17.45</meta:creation-date>
    <dc:date>2013-01-31T16:25:44.63</dc:date>
    <meta:editing-duration>PT30M7S</meta:editing-duration>
    <meta:editing-cycles>6</meta:editing-cycles>
    <meta:generator>OpenOffice.org/3.3$Win32 OpenOffice.org_project/330m20$Build-9567</meta:generator>
    <meta:document-statistic meta:table-count="1" meta:image-count="0" meta:object-count="0" meta:page-count="1" meta:paragraph-count="31" meta:word-count="120" meta:character-count="733"/>
  </office:meta>
</office:document-meta>
</file>